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datacube.statistics.sk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56866">
            <text:p>56866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61084">
            <text:p>61084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63507">
            <text:p>63507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62902">
            <text:p>62902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54176">
            <text:p>54176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56322">
            <text:p>56322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56171">
            <text:p>56171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59701">
            <text:p>59701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59172">
            <text:p>59172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58320">
            <text:p>58320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56447">
            <text:p>56447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52268">
            <text:p>52268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54273">
            <text:p>54273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52992">
            <text:p>52992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50655">
            <text:p>50655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50178">
            <text:p>50178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49830">
            <text:p>49830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48547">
            <text:p>48547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49527">
            <text:p>49527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49700">
            <text:p>49700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48800">
            <text:p>48800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52900">
            <text:p>52900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53600">
            <text:p>53600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55900">
            <text:p>55900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50900">
            <text:p>50900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58100">
            <text:p>58100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67505">
            <text:p>67505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47589">
            <text:p>47589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41491">
            <text:p>41491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40873">
            <text:p>40873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41727">
            <text:p>41727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9668">
            <text:p>39668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0505">
            <text:p>40505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36897">
            <text:p>36897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35598">
            <text:p>35598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34866">
            <text:p>34866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32917">
            <text:p>32917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32815">
            <text:p>32815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35755">
            <text:p>35755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2106">
            <text:p>32106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34077">
            <text:p>34077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31609">
            <text:p>31609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31403">
            <text:p>31403</text:p>
          </table:table-cell>
          <table:table-cell table:number-columns-repeated="3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34398">
            <text:p>34398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2978">
            <text:p>32978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32875">
            <text:p>32875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5910">
            <text:p>35910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6357">
            <text:p>36357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35458">
            <text:p>35458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38076">
            <text:p>38076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40623">
            <text:p>40623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42240">
            <text:p>42240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42856">
            <text:p>42856</text:p>
          </table:table-cell>
          <table:table-cell table:number-columns-repeated="3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41410">
            <text:p>41410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43759">
            <text:p>43759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44934">
            <text:p>44934</text:p>
          </table:table-cell>
          <table:table-cell table:number-columns-repeated="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45248">
            <text:p>45248</text:p>
          </table:table-cell>
          <table:table-cell table:number-columns-repeated="3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45420">
            <text:p>45420</text:p>
          </table:table-cell>
          <table:table-cell table:number-columns-repeated="3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47181">
            <text:p>47181</text:p>
          </table:table-cell>
          <table:table-cell table:number-columns-repeated="3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47778">
            <text:p>47778</text:p>
          </table:table-cell>
          <table:table-cell table:number-columns-repeated="3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47837">
            <text:p>47837</text:p>
          </table:table-cell>
          <table:table-cell table:number-columns-repeated="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50579">
            <text:p>50579</text:p>
          </table:table-cell>
          <table:table-cell table:number-columns-repeated="3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49632">
            <text:p>49632</text:p>
          </table:table-cell>
          <table:table-cell table:number-columns-repeated="3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50393">
            <text:p>50393</text:p>
          </table:table-cell>
          <table:table-cell table:number-columns-repeated="3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52433">
            <text:p>52433</text:p>
          </table:table-cell>
          <table:table-cell table:number-columns-repeated="3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51739">
            <text:p>51739</text:p>
          </table:table-cell>
          <table:table-cell table:number-columns-repeated="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52464">
            <text:p>52464</text:p>
          </table:table-cell>
          <table:table-cell table:number-columns-repeated="3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53233">
            <text:p>53233</text:p>
          </table:table-cell>
          <table:table-cell table:number-columns-repeated="3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52980">
            <text:p>52980</text:p>
          </table:table-cell>
          <table:table-cell table:number-columns-repeated="3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52475">
            <text:p>52475</text:p>
          </table:table-cell>
          <table:table-cell table:number-columns-repeated="3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53902">
            <text:p>53902</text:p>
          </table:table-cell>
          <table:table-cell table:number-columns-repeated="3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4619">
            <text:p>54619</text:p>
          </table:table-cell>
          <table:table-cell table:number-columns-repeated="3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54618">
            <text:p>54618</text:p>
          </table:table-cell>
          <table:table-cell table:number-columns-repeated="3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53423">
            <text:p>53423</text:p>
          </table:table-cell>
          <table:table-cell table:number-columns-repeated="3"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52707">
            <text:p>52707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51386">
            <text:p>51386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52686">
            <text:p>52686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51236">
            <text:p>51236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2080">
            <text:p>52080</text:p>
          </table:table-cell>
          <table:table-cell office:value-type="float" office:value="52124">
            <text:p>52124</text:p>
          </table:table-cell>
          <table:table-cell table:formula="of:=[.B80]-[.C80]" office:value-type="float" office:value="-44">
            <text:p>-44</text:p>
          </table:table-cell>
          <table:table-cell table:formula="of:=[.D80]/[.C80]*100" office:value-type="float" office:value="-0.0844140894789348">
            <text:p>-0,0844140895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53156">
            <text:p>53156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52402">
            <text:p>52402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52724">
            <text:p>52724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51980">
            <text:p>51980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51532">
            <text:p>51532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52230">
            <text:p>52230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51852">
            <text:p>51852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53475">
            <text:p>53475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53301">
            <text:p>53301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53856">
            <text:p>53856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53164">
            <text:p>53164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52913">
            <text:p>52913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3445">
            <text:p>53445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1903">
            <text:p>51903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2437">
            <text:p>52437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52089">
            <text:p>52089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1346">
            <text:p>51346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53826">
            <text:p>53826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52351">
            <text:p>52351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53914">
            <text:p>53914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54293">
            <text:p>54293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53234">
            <text:p>53234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59089">
            <text:p>59089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73461">
            <text:p>73461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59583">
            <text:p>59583</text:p>
          </table:table-cell>
          <table:table-cell table:formula="of:=[.B105]-[.C105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26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26:44.29</dc:date>
    <dc:creator>Andrzej Bystrzycki</dc:creator>
    <meta:generator>OpenOffice.org/3.3$Win32 OpenOffice.org_project/330m20$Build-9567</meta:generator>
    <meta:editing-duration>PT1M39S</meta:editing-duration>
    <meta:editing-cycles>2</meta:editing-cycles>
    <meta:document-statistic meta:table-count="1" meta:cell-count="272" meta:object-count="0"/>
  </office:meta>
</office:document-meta>
</file>